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pelCTask.setTargetdir( File 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pelCTask.setWsdl( String 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pelCTask.execut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BpelCTask.addConfiguredBpel( BpelSrcElement bs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